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name="arial, sans, sans-serif" fo:color="#000000" fo:font-size="9.5pt" style:font-size-asian="9.5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style:use-window-font-color="true"/>
    </style:style>
    <style:style style:name="T21" style:parent-style-name="UC_NormalAzulCar" style:family="text">
      <style:text-properties style:font-name="Times New Roman" style:use-window-font-color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Contents" style:family="paragraph">
      <style:paragraph-properties style:snap-to-layout-grid="false" fo:text-align="justify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ableRow57" style:family="table-row">
      <style:table-row-properties style:min-row-height="0.334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60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ableRow63" style:family="table-row">
      <style:table-row-properties style:min-row-height="0.334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</style:style>
    <style:style style:name="TableRow68" style:family="table-row">
      <style:table-row-properties style:min-row-height="0.334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72" style:family="table-row">
      <style:table-row-properties style:min-row-height="0.334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min-row-height="0.334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 style:font-style-complex="italic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TableColumn88" style:family="table-column">
      <style:table-column-properties style:column-width="6.593in" style:use-optimal-column-width="false"/>
    </style:style>
    <style:style style:name="Table87" style:family="table">
      <style:table-properties style:width="6.593in" fo:margin-left="0.1604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use-window-font-color="true"/>
    </style:style>
    <style:style style:name="P95" style:parent-style-name="UC_Alternativa2" style:family="paragraph">
      <style:text-properties style:font-name="Times New Roman" style:use-window-font-color="true"/>
    </style:style>
    <style:style style:name="P96" style:parent-style-name="UC_NormalAzul" style:family="paragraph">
      <style:paragraph-properties style:snap-to-layout-grid="false" fo:margin-left="0.375in">
        <style:tab-stops/>
      </style:paragraph-properties>
    </style:style>
    <style:style style:name="T97" style:parent-style-name="Fuentedepárrafopredeter." style:family="text">
      <style:text-properties style:font-name="Times New Roman" style:font-style-complex="italic" style:use-window-font-color="true"/>
    </style:style>
    <style:style style:name="P98" style:parent-style-name="UC_NormalAzul" style:family="paragraph">
      <style:paragraph-properties style:snap-to-layout-grid="false"/>
    </style:style>
    <style:style style:name="T99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P100" style:parent-style-name="UC_NormalAzul" style:family="paragraph">
      <style:paragraph-properties style:snap-to-layout-grid="false"/>
    </style:style>
    <style:style style:name="T101" style:parent-style-name="Fuentedepárrafopredeter." style:family="text">
      <style:text-properties style:font-name="Times New Roman" style:font-style-complex="italic" style:use-window-font-color="true"/>
    </style:style>
    <style:style style:name="TableColumn103" style:family="table-column">
      <style:table-column-properties style:column-width="6.6034in" style:use-optimal-column-width="false"/>
    </style:style>
    <style:style style:name="Table102" style:family="table">
      <style:table-properties style:width="6.6034in" fo:margin-left="0.1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  <style:text-properties fo:font-weight="bold" style:font-weight-asian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  <style:text-properties fo:font-weight="bold" style:font-weight-asian="bold"/>
    </style:style>
    <style:style style:name="TableColumn111" style:family="table-column">
      <style:table-column-properties style:column-width="6.593in" style:use-optimal-column-width="false"/>
    </style:style>
    <style:style style:name="Table110" style:family="table">
      <style:table-properties style:width="6.593in" fo:margin-left="0.1604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T115" style:parent-style-name="Fuentedepárrafopredeter." style:family="text">
      <style:text-properties fo:font-weight="bold" style:font-weight-asian="bold" style:font-weight-complex="bold" style:font-style-complex="italic"/>
    </style:style>
    <style:style style:name="TableRow116" style:family="table-row">
      <style:table-row-properties style:min-row-height="0.1131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</style:style>
    <style:style style:name="T119" style:parent-style-name="Fuentedepárrafopredeter." style:family="text">
      <style:text-properties fo:font-weight="bold" style:font-weight-asian="bold" style:font-weight-complex="bold" style:font-style-complex="italic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/text:span><text:span text:style-name="T10"><text:s/>ModificarAtributos</text:span></text:p>
          </table:table-cell>
          <table:table-cell table:style-name="TableCell11">
            <text:p text:style-name="P12"><text:span text:style-name="T13">Nro. de Caso de Uso:</text:span><text:s/><text:span text:style-name="T14">MA_TI_8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</text:span><text:span text:style-name="T19">:</text:span><text:s/><text:span text:style-name="T20">Usuario</text:span><text:span text:style-name="T21"><text:s/>miembro del proyecto.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Objetivo:</text:span><text:s/>Modificar<text:span text:style-name="T26"><text:s/>atributos de un tipo de ítem específico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Condiciones:</text:span><text:s/>Atributos modificados.</text:p>
          </table:table-cell>
          <table:covered-table-cell/>
        </table:table-row>
      </table:table>
      <text:p text:style-name="P36"/>
      <text:p text:style-name="Standard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 (Camino<text:s/></text:span><text:span text:style-name="T45">Exitoso)</text:span></text:p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Usuario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1. El sistema presenta al usuario un formulario con los campos nombre, tipo de atributo, descripción, observación, y un campo que indica si el atributo es obligatorio o no.</text:p>
          </table:table-cell>
        </table:table-row>
        <table:table-row table:style-name="TableRow57">
          <table:table-cell table:style-name="TableCell58">
            <text:p text:style-name="P59">2. El usuario modifica el nombre y elige un tipo de<text:s/>atributo, y opcionalmente modifica la descripción, la observación, y marca el atributo cómo obligatorio.<text:s/><text:span text:style-name="T60">(Si la fase se encuentra activa, el campo de obligatorio se encuentra deshabilitado).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3. El usuario selecciona la opción “Guardar”.</text:p>
          </table:table-cell>
          <table:table-cell table:style-name="TableCell66">
            <text:p text:style-name="P67">4. El sistema<text:s/>verifica que el nombre del atributo sea único para el tipo de ítem asociado.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Standard">5.<text:s/>El sistema registra el usuario, la fecha, y hora de modificación.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6. Los datos son almacenados, y el sistema despliega el mensaje “La operación se realizó exitosamente”.</text:p>
          </table:table-cell>
        </table:table-row>
        <table:table-row table:style-name="TableRow77">
          <table:table-cell table:style-name="TableCell78">
            <text:p text:style-name="P79">7. El usuario selecciona la opción “Salir”.</text:p>
          </table:table-cell>
          <table:table-cell table:style-name="TableCell80">
            <text:p text:style-name="P81">8. El sistema invoca al<text:s/><text:span text:style-name="T82">CU<text:s/></text:span><text:span text:style-name="T83">ModificarTipoItem</text:span><text:span text:style-name="T84">.</text:span></text:p>
          </table:table-cell>
        </table:table-row>
      </table:table>
      <text:p text:style-name="P85"/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ALTERNATIVAS (Camino exitoso)</text:p>
          </table:table-cell>
        </table:table-row>
        <table:table-row table:style-name="TableRow92">
          <table:table-cell table:style-name="TableCell93">
            <text:p text:style-name="P94"/>
            <text:list text:style-name="WW8Num8" text:continue-numbering="true">
              <text:list-item>
                <text:p text:style-name="P95"><text:s/>Cancelar</text:p>
              </text:list-item>
            </text:list>
            <text:p text:style-name="P96"><text:span text:style-name="T97">En el paso 3, si el usuario presiona el botón “Salir”, el sistema despliega el mensaje “Los datos no serán almacenados”.</text:span></text:p>
            <text:p text:style-name="P98"><text:span text:style-name="T99">A2. Volver la pantalla anterior</text:span></text:p>
            <text:p text:style-name="P100"><text:span text:style-name="T101">En el paso 8, puede volverse tanto a la pantalla de CrearTipoItem o ModificarTipoItem.</text:span></text:p>
          </table:table-cell>
        </table:table-row>
      </table:table>
      <text:p text:style-name="Standard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EXCEPCIONES</text:p>
          </table:table-cell>
        </table:table-row>
        <table:table-row table:style-name="TableRow107"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Asociaciones de Extensión:<text:s/><text:span text:style-name="T115">CrearTipoItem</text:span></text:p>
          </table:table-cell>
        </table:table-row>
        <table:table-row table:style-name="TableRow116">
          <table:table-cell table:style-name="TableCell117">
            <text:p text:style-name="P118">Asociaciones de Inclusión:<text:s/><text:span text:style-name="T119">ModificarTipoItem</text:span></text:p>
          </table:table-cell>
        </table:table-row>
        <table:table-row table:style-name="TableRow120">
          <table:table-cell table:style-name="TableCell121">
            <text:p text:style-name="P122">Casos de Uso donde se incluye:</text:p>
          </table:table-cell>
        </table:table-row>
        <table:table-row table:style-name="TableRow123">
          <table:table-cell table:style-name="TableCell124">
            <text:p text:style-name="P125">Casos de Uso al que extiende:</text:p>
          </table:table-cell>
        </table:table-row>
        <table:table-row table:style-name="TableRow126">
          <table:table-cell table:style-name="TableCell127">
            <text:p text:style-name="P128">Caso de Uso de Generalización:</text:p>
          </table:table-cell>
        </table:table-row>
        <table:table-row table:style-name="TableRow129">
          <table:table-cell table:style-name="TableCell130">
            <text:p text:style-name="P131">Requerimientos Funcionales Asociados:<text:s/>121 - 12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40:00Z</dc:date>
    <meta:template xlink:href="Normal" xlink:type="simple"/>
    <meta:editing-cycles>43</meta:editing-cycles>
    <meta:editing-duration>PT10200S</meta:editing-duration>
    <meta:document-statistic meta:page-count="1" meta:paragraph-count="3" meta:word-count="266" meta:character-count="1726" meta:row-count="12" meta:non-whitespace-character-count="1463"/>
  </office:meta>
</office:document-meta>
</file>